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1925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2.6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AL ALGO</text:p>
          </table:table-cell>
          <table:table-cell/>
          <table:table-cell office:value-type="float" office:value="101.8013348748" calcext:value-type="float">
            <text:p>1.018013348748E+02</text:p>
          </table:table-cell>
          <table:table-cell/>
          <table:table-cell table:style-name="ce1"/>
          <table:table-cell table:style-name="ce1" office:value-type="float" office:value="101.8013348748" calcext:value-type="float">
            <text:p>1.018013348748E+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 ALGO</text:p>
          </table:table-cell>
          <table:table-cell/>
          <table:table-cell office:value-type="float" office:value="101.8013218574" calcext:value-type="float">
            <text:p>1.018013218574E+02</text:p>
          </table:table-cell>
          <table:table-cell/>
          <table:table-cell table:style-name="ce1"/>
          <table:table-cell table:style-name="ce1" office:value-type="float" office:value="101.8013218574" calcext:value-type="float">
            <text:p>1.018013218574E+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ALGO</text:p>
          </table:table-cell>
          <table:table-cell/>
          <table:table-cell office:value-type="float" office:value="0.00001301740856263" calcext:value-type="float">
            <text:p>1.301740856263E-05</text:p>
          </table:table-cell>
          <table:table-cell/>
          <table:table-cell office:value-type="string" calcext:value-type="string">
            <text:p>CORECT</text:p>
          </table:table-cell>
          <table:table-cell table:style-name="ce1" office:value-type="float" office:value="0.00001301740856263" calcext:value-type="float">
            <text:p>1.30174085626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EXCEL</text:p>
          </table:table-cell>
          <table:table-cell/>
          <table:table-cell table:formula="of:=[.E6]-[.E7]" office:value-type="float" office:value="0.00001301739999349" calcext:value-type="float">
            <text:p>1.301739999349E-05</text:p>
          </table:table-cell>
          <table:table-cell/>
          <table:table-cell office:value-type="string" calcext:value-type="string">
            <text:p>WRONG</text:p>
          </table:table-cell>
          <table:table-cell table:style-name="ce1" table:formula="of:=[.H6]-[.H7]" office:value-type="float" office:value="0.00001301739999349" calcext:value-type="float">
            <text:p>1.301739999349E-05</text:p>
          </table:table-cell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AL ALGO</text:p>
          </table:table-cell>
          <table:table-cell/>
          <table:table-cell office:value-type="float" office:value="101.8304421561" calcext:value-type="float">
            <text:p>1.018304421561E+02</text:p>
          </table:table-cell>
          <table:table-cell table:number-columns-repeated="2"/>
          <table:table-cell table:style-name="ce1" office:value-type="float" office:value="101.8304421561" calcext:value-type="float">
            <text:p>1.018304421561E+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 ALGO</text:p>
          </table:table-cell>
          <table:table-cell/>
          <table:table-cell office:value-type="float" office:value="101.8304371342" calcext:value-type="float">
            <text:p>1.018304371342E+02</text:p>
          </table:table-cell>
          <table:table-cell table:number-columns-repeated="2"/>
          <table:table-cell table:style-name="ce1" office:value-type="float" office:value="101.8304371342" calcext:value-type="float">
            <text:p>1.018304371342E+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ALGO</text:p>
          </table:table-cell>
          <table:table-cell/>
          <table:table-cell office:value-type="float" office:value="0.000005021871089639" calcext:value-type="float">
            <text:p>5.021871089639E-06</text:p>
          </table:table-cell>
          <table:table-cell/>
          <table:table-cell office:value-type="string" calcext:value-type="string">
            <text:p>CORECT</text:p>
          </table:table-cell>
          <table:table-cell table:style-name="ce1" office:value-type="float" office:value="0.000005021871089639" calcext:value-type="float">
            <text:p>5.0218710896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EXCEL</text:p>
          </table:table-cell>
          <table:table-cell/>
          <table:table-cell table:formula="of:=[.E11]-[.E12]" office:value-type="float" office:value="0.000005021899994517" calcext:value-type="float">
            <text:p>5.021899994517E-06</text:p>
          </table:table-cell>
          <table:table-cell/>
          <table:table-cell office:value-type="string" calcext:value-type="string">
            <text:p>WRONG</text:p>
          </table:table-cell>
          <table:table-cell table:style-name="ce1" table:formula="of:=[.H11]-[.H12]" office:value-type="float" office:value="0.000005021899994517" calcext:value-type="float">
            <text:p>5.021899994517E-06</text:p>
          </table:table-cell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AL ALGO</text:p>
          </table:table-cell>
          <table:table-cell/>
          <table:table-cell office:value-type="float" office:value="101.8595636256" calcext:value-type="float">
            <text:p>1.018595636256E+02</text:p>
          </table:table-cell>
          <table:table-cell table:number-columns-repeated="2"/>
          <table:table-cell table:style-name="ce1" office:value-type="float" office:value="101.8595636256" calcext:value-type="float">
            <text:p>1.018595636256E+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 ALGO</text:p>
          </table:table-cell>
          <table:table-cell/>
          <table:table-cell office:value-type="float" office:value="101.8595666011" calcext:value-type="float">
            <text:p>1.018595666011E+02</text:p>
          </table:table-cell>
          <table:table-cell table:number-columns-repeated="2"/>
          <table:table-cell table:style-name="ce1" office:value-type="float" office:value="101.8595666011" calcext:value-type="float">
            <text:p>1.018595666011E+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ALGO</text:p>
          </table:table-cell>
          <table:table-cell/>
          <table:table-cell office:value-type="float" office:value="-0.000002975420997586" calcext:value-type="float">
            <text:p>-2.975420997586E-06</text:p>
          </table:table-cell>
          <table:table-cell/>
          <table:table-cell office:value-type="string" calcext:value-type="string">
            <text:p>CORECT</text:p>
          </table:table-cell>
          <table:table-cell table:style-name="ce1" office:value-type="float" office:value="-0.000002975420997586" calcext:value-type="float">
            <text:p>-2.97542099758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EXCEL</text:p>
          </table:table-cell>
          <table:table-cell/>
          <table:table-cell table:formula="of:=[.E16]-[.E17]" office:value-type="float" office:value="-0.000002975499995728" calcext:value-type="float">
            <text:p>-2.975499995728E-06</text:p>
          </table:table-cell>
          <table:table-cell/>
          <table:table-cell office:value-type="string" calcext:value-type="string">
            <text:p>WRONG</text:p>
          </table:table-cell>
          <table:table-cell table:style-name="ce1" table:formula="of:=[.H16]-[.H17]" office:value-type="float" office:value="-0.000002975499995728" calcext:value-type="float">
            <text:p>-2.975499995728E-06</text:p>
          </table:table-cell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346" calcext:value-type="float">
            <text:p>7346</text:p>
          </table:table-cell>
          <table:table-cell office:value-type="string" calcext:value-type="string">
            <text:p>SAL ALGO</text:p>
          </table:table-cell>
          <table:table-cell/>
          <table:table-cell office:value-type="float" office:value="101.8355644559" calcext:value-type="float">
            <text:p>1.018355644559E+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L ALGO</text:p>
          </table:table-cell>
          <table:table-cell/>
          <table:table-cell office:value-type="float" office:value="0.02911248522909" calcext:value-type="float">
            <text:p>2.911248522909E-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L+NAL</text:p>
          </table:table-cell>
          <table:table-cell/>
          <table:table-cell table:formula="of:=[.E22]+[.E23]" office:value-type="float" office:value="101.8646769411" calcext:value-type="float">
            <text:p>1.018646769411E+0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7347" calcext:value-type="float">
            <text:p>7347</text:p>
          </table:table-cell>
          <table:table-cell table:number-columns-repeated="6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15:08:03.001562447</meta:creation-date>
    <dc:date>2023-10-21T04:22:59.934521998</dc:date>
    <meta:editing-duration>PT6H43M56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